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_20_Drawing_20_Style">
      <style:paragraph-properties fo:margin-left="0cm" fo:margin-right="0cm" style:line-height-at-least="0cm" fo:text-indent="0cm" style:auto-text-indent="false"/>
      <style:text-properties style:font-name="Liberation Sans1" fo:font-size="14pt" style:font-size-asian="14pt" style:font-size-complex="14pt"/>
    </style:style>
    <style:style style:name="P2" style:family="paragraph" style:parent-style-name="Default_20_Drawing_20_Style">
      <style:paragraph-properties fo:margin-left="0cm" fo:margin-right="0cm" style:line-height-at-least="0cm" fo:text-indent="0cm" style:auto-text-indent="false" fo:break-before="page"/>
      <style:text-properties style:font-name="Liberation Sans1" fo:font-size="14pt" style:font-size-asian="14pt" style:font-size-complex="14pt"/>
    </style:style>
    <style:style style:name="P3" style:family="paragraph" style:parent-style-name="Default_20_Drawing_20_Style">
      <style:paragraph-properties fo:margin-left="0cm" fo:margin-right="0cm" style:line-height-at-least="0cm" fo:text-indent="0cm" style:auto-text-indent="false"/>
      <style:text-properties style:font-name="Liberation Sans1" fo:font-size="14pt" officeooo:paragraph-rsid="0016dca0" style:font-size-asian="14pt" style:font-size-complex="14pt"/>
    </style:style>
    <style:style style:name="P4" style:family="paragraph" style:parent-style-name="Default_20_Drawing_20_Style">
      <style:paragraph-properties fo:margin-left="0cm" fo:margin-right="0cm" style:line-height-at-least="0cm" fo:text-indent="0cm" style:auto-text-indent="false"/>
      <style:text-properties style:font-name="Liberation Sans1" fo:font-size="14pt" fo:font-weight="bold" style:font-size-asian="14pt" style:font-weight-asian="bold" style:font-size-complex="14pt"/>
    </style:style>
    <style:style style:name="P5" style:family="paragraph" style:parent-style-name="Standard">
      <style:text-properties style:font-name="Liberation Sans1" fo:font-size="14pt" officeooo:rsid="0012bcd0" officeooo:paragraph-rsid="0012bcd0" style:font-size-asian="14pt" style:font-size-complex="14pt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0cm" fo:margin-right="0cm" style:line-height-at-least="0cm" fo:text-indent="0cm" style:auto-text-indent="false" fo:break-before="page"/>
      <style:text-properties style:font-name="Liberation Sans1" fo:font-size="14pt" style:font-size-asian="14pt" style:font-size-complex="14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809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melapse camera</text:p>
      <text:p text:style-name="P5"/>
      <text:p text:style-name="P1">Raspberry Pi 5 has a ‘low power’ feature plus a Real Time Clock, which has a ‘wake up’ capability.</text:p>
      <text:p text:style-name="P1"/>
      <text:p text:style-name="P1">Seconds to wake up time can be inserted into a file which is read on going low power (Linux ‘shutdown’ but retaining power to the board). After the given seconds, the board powers up again.</text:p>
      <text:p text:style-name="P1"/>
      <text:p text:style-name="P1">This suggests a time lapse project:</text:p>
      <text:p text:style-name="P1"/>
      <text:p text:style-name="P1">I would like to take a mid-day photo of some apple trees throughout a year, to stitch in a film showing snow on bare trees, spring blossom, leafing up, growing apples, falling leaves.</text:p>
      <text:p text:style-name="P1"/>
      <text:p text:style-name="P1">Due to difficulty of getting power to the garden:</text:p>
      <text:p text:style-name="P1"/>
      <text:p text:style-name="P1">Solar panel plus battery with raspberry pi with camera, all boxed up and mounted.</text:p>
      <text:p text:style-name="P1"/>
      <text:p text:style-name="P1">Pi in low-power mode apart from brief mid-day on-time for the photo, plus an evening on-time to give myself a chance to connect and pull down photo’s or do any changes.</text:p>
      <text:p text:style-name="P1"/>
      <text:p text:style-name="P1"/>
      <text:p text:style-name="P1"/>
      <text:p text:style-name="P2"/>
      <text:h text:style-name="Heading_20_2" text:outline-level="2">Software</text:h>
      <text:p text:style-name="P3"/>
      <text:p text:style-name="P3">A Python script starts on boot and runs as a service. </text:p>
      <text:p text:style-name="P1"/>
      <text:p text:style-name="P1">Pi turns on for two periods each day which allows a photo to be taken at midday, and also allows a remote user to connect and turn off the service if required.</text:p>
      <text:p text:style-name="P1"/>
      <text:p text:style-name="P1">11:55 RTC powers up Pi</text:p>
      <text:p text:style-name="P1">12:00 <text:span text:style-name="T3">script</text:span> takes photo, sets RTC wake up time to 18:00</text:p>
      <text:p text:style-name="P1"><text:s text:c="21"/>and turns power off</text:p>
      <text:p text:style-name="P1"/>
      <text:p text:style-name="P1">18:00 RTC powers up Pi</text:p>
      <text:p text:style-name="P1">18:10 <text:span text:style-name="T3">script</text:span> sets RTC wake up time to 11:55 next day</text:p>
      <text:p text:style-name="P1"><text:s text:c="21"/>and turns power off</text:p>
      <text:p text:style-name="P6"/>
      <text:p text:style-name="P6"/>
      <text:p text:style-name="P4">The script, continuously running:</text:p>
      <text:p text:style-name="P1"/>
      <text:p text:style-name="P1"/>
      <text:p text:style-name="P4">Loop:</text:p>
      <text:p text:style-name="P1"/>
      <text:p text:style-name="P1"><text:s text:c="6"/>If the hour is 12, and no photo taken yet, then take it</text:p>
      <text:p text:style-name="P1"/>
      <text:p text:style-name="P1"><text:s text:c="6"/>If current time is between 12:00 and 17:55:</text:p>
      <text:p text:style-name="P1"><text:s text:c="14"/>Set RTC to turn Pi on at 18:00</text:p>
      <text:p text:style-name="P1"><text:s text:c="14"/>Shut down Pi</text:p>
      <text:p text:style-name="P1"/>
      <text:p text:style-name="P1"><text:s text:c="7"/>If current time is between 18:10 and 11:50 next day:</text:p>
      <text:p text:style-name="P1"><text:s text:c="15"/>Set RTC to turn Pi on at 11:55</text:p>
      <text:p text:style-name="P1"><text:s text:c="15"/>Shut down Pi</text:p>
      <text:p text:style-name="P1"/>
      <text:p text:style-name="P1"><text:s text:c="7"/>Otherwise, <text:span text:style-name="T3">Wait 5 seconds,</text:span> <text:span text:style-name="T3">continue loop</text:span></text:p>
      <text:p text:style-name="P6"/>
      <text:p text:style-name="P6"/>
      <text:p text:style-name="P7"/>
      <text:h text:style-name="Heading_20_2" text:outline-level="2">Power budget</text:h>
      <text:p text:style-name="P1"/>
      <text:p text:style-name="P1">Note: the 2GB version of the Pi5 has a tested current of less than 1A, assuming wattage of 5V x 1.0A</text:p>
      <text:p text:style-name="P1"/>
      <text:p text:style-name="P1">Assume on-time of 20 mins, energy used by Pi:</text:p>
      <text:p text:style-name="P1"/>
      <text:p text:style-name="P1">5V * 1A * 0.33h <text:s/>= 1.7 watt hours (Wh)</text:p>
      <text:p text:style-name="P1"/>
      <text:p text:style-name="P1">Assuming 0.05 Watt for standby during rest of day </text:p>
      <text:p text:style-name="P1"/>
      <text:p text:style-name="P1">0.05W * 24h = 1.2 Wh. <text:s/>(ignoring 20 mins less)</text:p>
      <text:p text:style-name="P1"/>
      <text:p text:style-name="P1">Total energy required for 24hr = <text:span text:style-name="T3">3.0</text:span> Wh</text:p>
      <text:p text:style-name="P1"/>
      <text:p text:style-name="P1"/>
      <text:p text:style-name="P1">Waveshare power management unit, has 3x18650 Li-ion batteries providing 3x2500mAh,</text:p>
      <text:p text:style-name="P1"/>
      <text:p text:style-name="P1">Max battery energy capacity 5V x 7.5Ah = 37.5 Wh</text:p>
      <text:p text:style-name="P1"/>
      <text:p text:style-name="P1">So fully charged batteries have plenty of capacity.</text:p>
      <text:p text:style-name="P1"/>
      <text:p text:style-name="P1"><text:span text:style-name="T4">Purchased two</text:span> 6V 2.0W Solar panel, <text:span text:style-name="T4">set in series (potentially 4W)</text:span></text:p>
      <text:p text:style-name="P1"/>
      <text:p text:style-name="P1">Assume UK weather only gets 1W, then after four hours of daylight:</text:p>
      <text:p text:style-name="P1"/>
      <text:p text:style-name="P1"><text:s text:c="2"/>1.0(W) x 4(h) = <text:span text:style-name="T3">4</text:span> Wh</text:p>
      <text:p text:style-name="P1"/>
      <text:p text:style-name="P1">So should get the 3Wh energy required per 24hr.</text:p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6T13:28:52.636497695</meta:creation-date>
    <dc:date>2026-04-26T13:43:41.357191520</dc:date>
    <meta:editing-duration>PT12M50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3" meta:paragraph-count="41" meta:word-count="432" meta:character-count="2379" meta:non-whitespace-character-count="1856"/>
  </office:meta>
</office:document-meta>
</file>